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f032b" officeooo:paragraph-rsid="001f032b"/>
    </style:style>
    <style:style style:name="P2" style:family="paragraph" style:parent-style-name="Standard">
      <style:paragraph-properties fo:text-align="center" style:justify-single-word="false"/>
      <style:text-properties officeooo:rsid="001f032b" officeooo:paragraph-rsid="001f032b"/>
    </style:style>
    <style:style style:name="P3" style:family="paragraph" style:parent-style-name="Standard">
      <style:paragraph-properties fo:text-align="center" style:justify-single-word="false"/>
      <style:text-properties officeooo:paragraph-rsid="001f032b"/>
    </style:style>
    <style:style style:name="T1" style:family="text">
      <style:text-properties style:font-name="Calibri" fo:font-size="36pt" style:font-size-asian="31.5pt" style:font-size-complex="36pt"/>
    </style:style>
    <style:style style:name="T2" style:family="text">
      <style:text-properties style:font-name="Calibri" fo:font-size="36pt" officeooo:rsid="001f032b" style:font-size-asian="31.5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Trabajo Fin de Grado</text:span></text:p>
      <text:p text:style-name="P3"><text:span text:style-name="T2">Aplicación Android</text:span></text:p>
      <text:p text:style-name="P2"><text:span text:style-name="T2">T</text:span><text:span text:style-name="T1">erminal Punto de Vent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f032b" officeooo:paragraph-rsid="001f03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utor: Carlos Milena Quesada, Desarrollo Aplicaciones Multimedi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8T09:54:58.019000000</meta:creation-date>
    <dc:date>2024-06-18T09:56:59.610000000</dc:date>
    <meta:editing-duration>PT2M2S</meta:editing-duration>
    <meta:editing-cycles>1</meta:editing-cycles>
    <meta:document-statistic meta:table-count="0" meta:image-count="0" meta:object-count="0" meta:page-count="1" meta:paragraph-count="4" meta:word-count="17" meta:character-count="125" meta:non-whitespace-character-count="112"/>
    <meta:generator>LibreOffice/7.0.1.1$Windows_X86_64 LibreOffice_project/a5f37289f3fae592dd19a7d0e9a734194195b3f5</meta:generator>
  </office:meta>
</office:document-meta>
</file>